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, Menlo"/>
    <style:font-face style:name="Exo" svg:font-family="Exo, sans-serif"/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Helvetica Neue" svg:font-family="'Helvetica Neue', Helvetica" style:font-family-generic="swiss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86cm" fo:margin-left="0.088cm" table:align="left" style:writing-mode="lr-tb"/>
    </style:style>
    <style:style style:name="Tableau1.A" style:family="table-column">
      <style:table-column-properties style:column-width="1.535cm"/>
    </style:style>
    <style:style style:name="Tableau1.B" style:family="table-column">
      <style:table-column-properties style:column-width="6.165cm"/>
    </style:style>
    <style:style style:name="Tableau1.C" style:family="table-column">
      <style:table-column-properties style:column-width="6.456cm"/>
    </style:style>
    <style:style style:name="Tableau1.D" style:family="table-column">
      <style:table-column-properties style:column-width="2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1.D1" style:family="table-cell">
      <style:table-cell-properties style:vertical-align="top" fo:padding="0.176cm" fo:border="0.035cm solid #000000" style:writing-mode="lr-tb"/>
    </style:style>
    <style:style style:name="Tableau2" style:family="table">
      <style:table-properties style:width="16.686cm" fo:margin-left="0.088cm" table:align="left" style:writing-mode="lr-tb"/>
    </style:style>
    <style:style style:name="Tableau2.A" style:family="table-column">
      <style:table-column-properties style:column-width="3.916cm"/>
    </style:style>
    <style:style style:name="Tableau2.B" style:family="table-column">
      <style:table-column-properties style:column-width="12.77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2.B1" style:family="table-cell">
      <style:table-cell-properties style:vertical-align="top" fo:padding="0.176cm" fo:border="0.035cm solid #000000" style:writing-mode="lr-tb"/>
    </style:style>
    <style:style style:name="Tableau3" style:family="table">
      <style:table-properties style:width="16.686cm" fo:margin-left="0.088cm" table:align="left" style:writing-mode="lr-tb"/>
    </style:style>
    <style:style style:name="Tableau3.A" style:family="table-column">
      <style:table-column-properties style:column-width="3.942cm"/>
    </style:style>
    <style:style style:name="Tableau3.B" style:family="table-column">
      <style:table-column-properties style:column-width="12.744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3.B1" style:family="table-cell">
      <style:table-cell-properties style:vertical-align="top" fo:padding="0.176cm" fo:border="0.035cm solid #000000" style:writing-mode="lr-tb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2.566cm"/>
    </style:style>
    <style:style style:name="Tableau4.B" style:family="table-column">
      <style:table-column-properties style:column-width="14.12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B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517cm" table:align="left" style:writing-mode="lr-tb"/>
    </style:style>
    <style:style style:name="Tableau5.A" style:family="table-column">
      <style:table-column-properties style:column-width="16.517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097cm" fo:border="0.002cm solid #000000" style:writing-mode="lr-tb"/>
    </style:style>
    <style:style style:name="Tableau5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6" style:family="table">
      <style:table-properties style:width="16.51cm" table:align="margins" style:writing-mode="lr-tb"/>
    </style:style>
    <style:style style:name="Tableau6.A" style:family="table-column">
      <style:table-column-properties style:column-width="16.51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51cm" table:align="margins" style:writing-mode="lr-tb"/>
    </style:style>
    <style:style style:name="Tableau7.A" style:family="table-column">
      <style:table-column-properties style:column-width="16.51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51cm" table:align="margins" style:writing-mode="lr-tb"/>
    </style:style>
    <style:style style:name="Tableau8.A" style:family="table-column">
      <style:table-column-properties style:column-width="16.51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51cm" table:align="margins" style:writing-mode="lr-tb"/>
    </style:style>
    <style:style style:name="Tableau9.A" style:family="table-column">
      <style:table-column-properties style:column-width="16.51cm" style:rel-column-width="65535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6.51cm" table:align="margins" style:writing-mode="lr-tb"/>
    </style:style>
    <style:style style:name="Tableau10.A" style:family="table-column">
      <style:table-column-properties style:column-width="16.51cm" style:rel-column-width="65535*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" style:family="paragraph" style:parent-style-name="Standard">
      <style:paragraph-properties fo:margin-top="0cm" fo:margin-bottom="0cm" style:line-height-at-least="0.176cm" fo:text-align="start" style:justify-single-word="false" style:writing-mode="lr-tb"/>
    </style:style>
    <style:style style:name="P3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</style:style>
    <style:style style:name="P4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15%" fo:text-align="start" style:justify-single-word="false" style:writing-mode="lr-tb"/>
    </style:style>
    <style:style style:name="P8" style:family="paragraph" style:parent-style-name="Standard">
      <style:paragraph-properties fo:margin-top="0cm" fo:margin-bottom="0cm" fo:line-height="115%" fo:text-align="start" style:justify-single-word="false" style:snap-to-layout-grid="false" style:writing-mode="lr-tb"/>
    </style:style>
    <style:style style:name="P9" style:family="paragraph" style:parent-style-name="Preformatted_20_Text">
      <style:paragraph-properties fo:margin-top="0cm" fo:margin-bottom="0cm" style:line-height-at-least="0.45cm" fo:text-align="start" style:justify-single-word="false" fo:background-color="#eeeeee" fo:padding="0cm" fo:border="none">
        <style:background-image/>
      </style:paragraph-properties>
    </style:style>
    <style:style style:name="P10" style:family="paragraph" style:parent-style-name="Standard">
      <style:paragraph-properties fo:margin-top="0cm" fo:margin-bottom="0.388cm" fo:line-height="145%" fo:text-align="start" style:justify-single-word="false" fo:break-before="auto" fo:break-after="auto" style:writing-mode="lr-tb"/>
      <style:text-properties fo:color="#484848" fo:font-size="10pt" style:font-size-asian="10pt" style:font-size-complex="10pt"/>
    </style:style>
    <style:style style:name="P11" style:family="paragraph" style:parent-style-name="Standard">
      <style:paragraph-properties fo:line-height="115%" fo:text-align="start" style:justify-single-word="false" style:writing-mode="lr-tb"/>
    </style:style>
    <style:style style:name="P12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13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1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7" style:family="paragraph" style:parent-style-name="Standard" style:list-style-name="WW8Num3">
      <style:paragraph-properties fo:margin-left="1.27cm" fo:margin-right="0cm" fo:margin-top="0cm" fo:margin-bottom="0cm" fo:line-height="145%" fo:text-align="start" style:justify-single-word="false" fo:text-indent="-0.635cm" style:auto-text-indent="false" fo:break-before="auto" fo:break-after="auto" style:writing-mode="lr-tb">
        <style:tab-stops>
          <style:tab-stop style:position="1.27cm"/>
        </style:tab-stops>
      </style:paragraph-properties>
    </style:style>
    <style:style style:name="P18" style:family="paragraph" style:parent-style-name="Standard" style:list-style-name="WW8Num3">
      <style:paragraph-properties fo:margin-left="1.27cm" fo:margin-right="0cm" fo:margin-top="0cm" fo:margin-bottom="0cm" fo:line-height="145%" fo:text-align="start" style:justify-single-word="false" fo:text-indent="-0.635cm" style:auto-text-indent="false" fo:break-before="auto" fo:break-after="auto" style:writing-mode="lr-tb">
        <style:tab-stops>
          <style:tab-stop style:position="1.27cm"/>
        </style:tab-stops>
      </style:paragraph-properties>
      <style:text-properties fo:color="#484848" fo:font-size="10pt" fo:background-color="#ffffff" style:font-size-asian="10pt" style:font-size-complex="10pt"/>
    </style:style>
    <style:style style:name="P19" style:family="paragraph" style:parent-style-name="Heading_20_1">
      <style:paragraph-properties fo:margin-top="0.635cm" fo:margin-bottom="0.141cm" fo:line-height="115%" fo:text-align="start" style:justify-single-word="false" style:writing-mode="lr-tb"/>
      <style:text-properties fo:font-variant="normal" fo:text-transform="none" fo:color="#66ab16" style:font-name="Exo" fo:letter-spacing="normal" fo:font-style="normal" fo:font-weight="normal" style:font-style-asian="normal" style:font-weight-asian="normal"/>
    </style:style>
    <style:style style:name="P20" style:family="paragraph" style:parent-style-name="Heading_20_2" style:list-style-name="WW8Num2">
      <style:paragraph-properties fo:line-height="115%" fo:text-align="start" style:justify-single-word="false" fo:break-before="auto" fo:break-after="auto" style:writing-mode="lr-tb"/>
    </style:style>
    <style:style style:name="P21" style:family="paragraph" style:parent-style-name="Heading_20_2" style:list-style-name="WW8Num2">
      <style:paragraph-properties fo:margin-top="0.635cm" fo:margin-bottom="0.141cm" fo:line-height="115%" fo:text-align="start" style:justify-single-word="false" fo:break-before="auto" fo:break-after="auto" style:writing-mode="lr-tb"/>
    </style:style>
    <style:style style:name="P22" style:family="paragraph" style:parent-style-name="Heading_20_2">
      <style:paragraph-properties fo:margin-top="0.635cm" fo:margin-bottom="0.141cm" fo:line-height="115%" fo:text-align="start" style:justify-single-word="false" style:writing-mode="lr-tb"/>
      <style:text-properties fo:font-variant="normal" fo:text-transform="none" fo:color="#314e64" style:font-name="Helvetica Neue" fo:font-size="15pt" fo:letter-spacing="-0.026cm" fo:font-style="normal" fo:font-weight="bold" style:font-size-asian="15pt" style:font-style-asian="normal" style:font-weight-asian="bold"/>
    </style:style>
    <style:style style:name="P23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style:text-line-through-style="none" fo:font-size="11pt" fo:font-style="normal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text-line-through-style="none" fo:font-size="10pt" fo:font-style="normal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fo:color="#484848" style:text-line-through-style="none" fo:font-size="10pt" fo:font-style="normal" style:text-underline-style="solid" style:text-underline-width="auto" style:text-underline-color="font-color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484848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fo:color="#000000" style:font-name="Consolas" fo:font-size="10pt" fo:letter-spacing="normal" fo:font-style="normal" fo:font-weight="normal" fo:background-color="#eeeeee" style:font-size-asian="10pt" style:font-style-asian="normal" style:font-weight-asian="normal"/>
    </style:style>
    <style:style style:name="T9" style:family="text">
      <style:text-properties fo:font-variant="normal" fo:text-transform="none" fo:color="#000000" fo:letter-spacing="normal" fo:background-color="#eeee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encha Touch 2</text:p>
      <text:p text:style-name="P1"/>
      <text:p text:style-name="P1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P1"/>
      <text:p text:style-name="P1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P1"/>
      <text:p text:style-name="P1"><text:a xlink:type="simple" xlink:href="http://miamicoder.com/category/tutorials/sencha-touch-tutorials/"><text:span text:style-name="Internet_20_link">http</text:span></text:a><text:a xlink:type="simple" xlink:href="http://miamicoder.com/category/tutorials/sencha-touch-tutorials/"><text:span text:style-name="Internet_20_link">://</text:span></text:a><text:a xlink:type="simple" xlink:href="http://miamicoder.com/category/tutorials/sencha-touch-tutorials/"><text:span text:style-name="Internet_20_link">miamicoder</text:span></text:a><text:a xlink:type="simple" xlink:href="http://miamicoder.com/category/tutorials/sencha-touch-tutorials/"><text:span text:style-name="Internet_20_link">.</text:span></text:a><text:a xlink:type="simple" xlink:href="http://miamicoder.com/category/tutorials/sencha-touch-tutorials/"><text:span text:style-name="Internet_20_link">com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category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tutorials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sencha</text:span></text:a><text:a xlink:type="simple" xlink:href="http://miamicoder.com/category/tutorials/sencha-touch-tutorials/"><text:span text:style-name="Internet_20_link">-</text:span></text:a><text:a xlink:type="simple" xlink:href="http://miamicoder.com/category/tutorials/sencha-touch-tutorials/"><text:span text:style-name="Internet_20_link">touch</text:span></text:a><text:a xlink:type="simple" xlink:href="http://miamicoder.com/category/tutorials/sencha-touch-tutorials/"><text:span text:style-name="Internet_20_link">-</text:span></text:a><text:a xlink:type="simple" xlink:href="http://miamicoder.com/category/tutorials/sencha-touch-tutorials/"><text:span text:style-name="Internet_20_link">tutorials</text:span></text:a><text:a xlink:type="simple" xlink:href="http://miamicoder.com/category/tutorials/sencha-touch-tutorials/"><text:span text:style-name="Internet_20_link">/</text:span></text:a></text:p>
      <text:list xml:id="list38482593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20" text:outline-level="2"><text:bookmark-start text:name="h.kd2k903xwac1"/>Installation<text:bookmark-end text:name="h.kd2k903xwac1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3"><text:span text:style-name="T3">Disposer</text:span><text:span text:style-name="T3"> d’une JRE 6 ou 7</text:span></text:p>
          </table:table-cell>
          <table:table-cell table:style-name="Tableau1.A1" office:value-type="string">
            <text:p text:style-name="P3"><text:a xlink:type="simple" xlink:href="http://www.oracle.com/technetwork/java/javase/downloads/index.html"><text:span text:style-name="Internet_20_link"><text:span text:style-name="T1">http</text:span></text:span></text:a><text:a xlink:type="simple" xlink:href="http://www.oracle.com/technetwork/java/javase/downloads/index.html"><text:span text:style-name="Internet_20_link"><text:span text:style-name="T1">://</text:span></text:span></text:a><text:a xlink:type="simple" xlink:href="http://www.oracle.com/technetwork/java/javase/downloads/index.html"><text:span text:style-name="Internet_20_link"><text:span text:style-name="T1">www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oracle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com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technetwork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java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javase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downloads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index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html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3"><text:span text:style-name="T3">Télécharger</text:span><text:span text:style-name="T3"> Ruby (version 1.9.3, mais pas Ruby 2.0)</text:span></text:p>
          </table:table-cell>
          <table:table-cell table:style-name="Tableau1.A1" office:value-type="string">
            <text:p text:style-name="P3"><text:a xlink:type="simple" xlink:href="http://rubyinstaller.org/downloads/"><text:span text:style-name="Internet_20_link"><text:span text:style-name="T1">http</text:span></text:span></text:a><text:a xlink:type="simple" xlink:href="http://rubyinstaller.org/downloads/"><text:span text:style-name="Internet_20_link"><text:span text:style-name="T1">://</text:span></text:span></text:a><text:a xlink:type="simple" xlink:href="http://rubyinstaller.org/downloads/"><text:span text:style-name="Internet_20_link"><text:span text:style-name="T1">rubyinstaller</text:span></text:span></text:a><text:a xlink:type="simple" xlink:href="http://rubyinstaller.org/downloads/"><text:span text:style-name="Internet_20_link"><text:span text:style-name="T1">.</text:span></text:span></text:a><text:a xlink:type="simple" xlink:href="http://rubyinstaller.org/downloads/"><text:span text:style-name="Internet_20_link"><text:span text:style-name="T1">org</text:span></text:span></text:a><text:a xlink:type="simple" xlink:href="http://rubyinstaller.org/downloads/"><text:span text:style-name="Internet_20_link"><text:span text:style-name="T1">/</text:span></text:span></text:a><text:a xlink:type="simple" xlink:href="http://rubyinstaller.org/downloads/"><text:span text:style-name="Internet_20_link"><text:span text:style-name="T1">downloads</text:span></text:span></text:a><text:a xlink:type="simple" xlink:href="http://rubyinstaller.org/downloads/"><text:span text:style-name="Internet_20_link"><text:span text:style-name="T1">/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3"><text:span text:style-name="T3">Télécharger</text:span><text:span text:style-name="T3"> Sencha Cmd</text:span></text:p>
          </table:table-cell>
          <table:table-cell table:style-name="Tableau1.A1" office:value-type="string">
            <text:p text:style-name="P3"><text:a xlink:type="simple" xlink:href="http://www.sencha.com/products/sencha-cmd/download"><text:span text:style-name="Internet_20_link"><text:span text:style-name="T1">http</text:span></text:span></text:a><text:a xlink:type="simple" xlink:href="http://www.sencha.com/products/sencha-cmd/download"><text:span text:style-name="Internet_20_link"><text:span text:style-name="T1">://</text:span></text:span></text:a><text:a xlink:type="simple" xlink:href="http://www.sencha.com/products/sencha-cmd/download"><text:span text:style-name="Internet_20_link"><text:span text:style-name="T1">www</text:span></text:span></text:a><text:a xlink:type="simple" xlink:href="http://www.sencha.com/products/sencha-cmd/download"><text:span text:style-name="Internet_20_link"><text:span text:style-name="T1">.</text:span></text:span></text:a><text:a xlink:type="simple" xlink:href="http://www.sencha.com/products/sencha-cmd/download"><text:span text:style-name="Internet_20_link"><text:span text:style-name="T1">sencha</text:span></text:span></text:a><text:a xlink:type="simple" xlink:href="http://www.sencha.com/products/sencha-cmd/download"><text:span text:style-name="Internet_20_link"><text:span text:style-name="T1">.</text:span></text:span></text:a><text:a xlink:type="simple" xlink:href="http://www.sencha.com/products/sencha-cmd/download"><text:span text:style-name="Internet_20_link"><text:span text:style-name="T1">com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products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sencha</text:span></text:span></text:a><text:a xlink:type="simple" xlink:href="http://www.sencha.com/products/sencha-cmd/download"><text:span text:style-name="Internet_20_link"><text:span text:style-name="T1">-</text:span></text:span></text:a><text:a xlink:type="simple" xlink:href="http://www.sencha.com/products/sencha-cmd/download"><text:span text:style-name="Internet_20_link"><text:span text:style-name="T1">cmd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download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3"><text:span text:style-name="T3">Télécharger</text:span><text:span text:style-name="T3"> Sencha Touch 2.1</text:span></text:p>
          </table:table-cell>
          <table:table-cell table:style-name="Tableau1.A1" office:value-type="string">
            <text:p text:style-name="P3"><text:span text:style-name="T5">http</text:span><text:span text:style-name="T5">://www.sencha.com/products/touch/</text:span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5</text:p>
          </table:table-cell>
          <table:table-cell table:style-name="Tableau1.A1" office:value-type="string">
            <text:p text:style-name="P3"><text:span text:style-name="T3">Installer</text:span><text:span text:style-name="T3"> android-sdk 2.1</text:span></text:p>
          </table:table-cell>
          <table:table-cell table:style-name="Tableau1.A1" office:value-type="string">
            <text:p text:style-name="P3"><text:a xlink:type="simple" xlink:href="http://developer.android.com/sdk/index.html#download"><text:span text:style-name="Internet_20_link"><text:span text:style-name="T2">http</text:span></text:span></text:a><text:a xlink:type="simple" xlink:href="http://developer.android.com/sdk/index.html#download"><text:span text:style-name="Internet_20_link"><text:span text:style-name="T2">://</text:span></text:span></text:a><text:a xlink:type="simple" xlink:href="http://developer.android.com/sdk/index.html#download"><text:span text:style-name="Internet_20_link"><text:span text:style-name="T2">developer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android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com</text:span></text:span></text:a><text:a xlink:type="simple" xlink:href="http://developer.android.com/sdk/index.html#download"><text:span text:style-name="Internet_20_link"><text:span text:style-name="T2">/</text:span></text:span></text:a><text:a xlink:type="simple" xlink:href="http://developer.android.com/sdk/index.html#download"><text:span text:style-name="Internet_20_link"><text:span text:style-name="T2">sdk</text:span></text:span></text:a><text:a xlink:type="simple" xlink:href="http://developer.android.com/sdk/index.html#download"><text:span text:style-name="Internet_20_link"><text:span text:style-name="T2">/</text:span></text:span></text:a><text:a xlink:type="simple" xlink:href="http://developer.android.com/sdk/index.html#download"><text:span text:style-name="Internet_20_link"><text:span text:style-name="T2">index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html</text:span></text:span></text:a><text:a xlink:type="simple" xlink:href="http://developer.android.com/sdk/index.html#download"><text:span text:style-name="Internet_20_link"><text:span text:style-name="T2">#</text:span></text:span></text:a><text:a xlink:type="simple" xlink:href="http://developer.android.com/sdk/index.html#download"><text:span text:style-name="Internet_20_link"><text:span text:style-name="T2">download</text:span></text:span></text:a></text:p>
          </table:table-cell>
          <table:table-cell table:style-name="Tableau1.D1" office:value-type="string">
            <text:p text:style-name="P4"/>
          </table:table-cell>
        </table:table-row>
      </table:table>
      <text:p text:style-name="P1"/>
      <text:p text:style-name="P1">Vérification des variables d’environnement sont :</text:p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<text:span text:style-name="T4">SENCHA</text:span><text:span text:style-name="T4">_CMD_3_0_0</text:span></text:p>
          </table:table-cell>
          <table:table-cell table:style-name="Tableau2.B1" office:value-type="string">
            <text:p text:style-name="P3"><text:span text:style-name="T4">F</text:span><text:span text:style-name="T4">:\dev/Sencha/Cmd/3.0.2.288</text:span></text:p>
          </table:table-cell>
        </table:table-row>
        <table:table-row table:style-name="Tableau2.1">
          <table:table-cell table:style-name="Tableau2.A1" office:value-type="string">
            <text:p text:style-name="P6">Path</text:p>
          </table:table-cell>
          <table:table-cell table:style-name="Tableau2.B1" office:value-type="string">
            <text:p text:style-name="P8"><text:span text:style-name="T4">F</text:span><text:span text:style-name="T4">:\dev\Sencha\Cmd\3.0.2.288;</text:span></text:p>
            <text:p text:style-name="P7"><text:span text:style-name="T4">C</text:span><text:span text:style-name="T4">:\Program Files\Java\jdk1.6.0_38\bin;</text:span></text:p>
            <text:p text:style-name="P7"><text:span text:style-name="T4">F</text:span><text:span text:style-name="T4">:\Users\Chris\MesProgs\Ruby200-x64\bin</text:span></text:p>
          </table:table-cell>
        </table:table-row>
      </table:table>
      <text:p text:style-name="P1"/>
      <text:p text:style-name="P1">Vérirfication des installs commandes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sencha</text:p>
          </table:table-cell>
          <table:table-cell table:style-name="Tableau3.B1" office:value-type="string">
            <text:p text:style-name="P3"><text:span text:style-name="T4">Sencha</text:span><text:span text:style-name="T4"> Cmd v3.0.2.288</text:span></text:p>
            <text:p text:style-name="P5"/>
            <text:p text:style-name="P5"/>
            <text:p text:style-name="P5">Options</text:p>
            <text:p text:style-name="P2"><text:span text:style-name="T4"><text:s text:c="2"/></text:span><text:span text:style-name="T4">* --debug, -d - Sets log level to higher verbosity</text:span></text:p>
            <text:p text:style-name="P5">...</text:p>
          </table:table-cell>
        </table:table-row>
        <table:table-row table:style-name="Tableau3.1">
          <table:table-cell table:style-name="Tableau3.A1" office:value-type="string">
            <text:p text:style-name="P3"><text:span text:style-name="T4">ruby</text:span><text:span text:style-name="T4"> -v</text:span></text:p>
          </table:table-cell>
          <table:table-cell table:style-name="Tableau3.B1" office:value-type="string">
            <text:p text:style-name="P3"><text:span text:style-name="T4">ruby</text:span><text:span text:style-name="T4"> 2.0.0p0 (2013-02-24) [x64-mingw32]</text:span></text:p>
          </table:table-cell>
        </table:table-row>
      </table:table>
      <text:p text:style-name="P1"/>
      <text:p text:style-name="P1"/>
      <text:p text:style-name="P11">C:\Program Files (x86)\Android\android-sdk</text:p>
      <text:p text:style-name="P11"/>
      <text:p text:style-name="P1">Version 1.9.3 de Ruby (mais pas Ruby 2.0)</text:p>
      <text:p text:style-name="P1"><text:soft-page-break/></text:p>
      <text:p text:style-name="P1"><text:a xlink:type="simple" xlink:href="http://docs.sencha.com/architect/2/#!/guide/deploy"><text:span text:style-name="Internet_20_link">http</text:span></text:a><text:a xlink:type="simple" xlink:href="http://docs.sencha.com/architect/2/#!/guide/deploy"><text:span text:style-name="Internet_20_link">://</text:span></text:a><text:a xlink:type="simple" xlink:href="http://docs.sencha.com/architect/2/#!/guide/deploy"><text:span text:style-name="Internet_20_link">docs</text:span></text:a><text:a xlink:type="simple" xlink:href="http://docs.sencha.com/architect/2/#!/guide/deploy"><text:span text:style-name="Internet_20_link">.</text:span></text:a><text:a xlink:type="simple" xlink:href="http://docs.sencha.com/architect/2/#!/guide/deploy"><text:span text:style-name="Internet_20_link">sencha</text:span></text:a><text:a xlink:type="simple" xlink:href="http://docs.sencha.com/architect/2/#!/guide/deploy"><text:span text:style-name="Internet_20_link">.</text:span></text:a><text:a xlink:type="simple" xlink:href="http://docs.sencha.com/architect/2/#!/guide/deploy"><text:span text:style-name="Internet_20_link">com</text:span></text:a><text:a xlink:type="simple" xlink:href="http://docs.sencha.com/architect/2/#!/guide/deploy"><text:span text:style-name="Internet_20_link">/</text:span></text:a><text:a xlink:type="simple" xlink:href="http://docs.sencha.com/architect/2/#!/guide/deploy"><text:span text:style-name="Internet_20_link">architect</text:span></text:a><text:a xlink:type="simple" xlink:href="http://docs.sencha.com/architect/2/#!/guide/deploy"><text:span text:style-name="Internet_20_link">/2/#!/</text:span></text:a><text:a xlink:type="simple" xlink:href="http://docs.sencha.com/architect/2/#!/guide/deploy"><text:span text:style-name="Internet_20_link">guide</text:span></text:a><text:a xlink:type="simple" xlink:href="http://docs.sencha.com/architect/2/#!/guide/deploy"><text:span text:style-name="Internet_20_link">/</text:span></text:a><text:a xlink:type="simple" xlink:href="http://docs.sencha.com/architect/2/#!/guide/deploy"><text:span text:style-name="Internet_20_link">deploy</text:span></text:a></text:p>
      <text:p text:style-name="P1"/>
      <text:p text:style-name="P10">Sencha Cmd requires:</text:p>
      <text:list xml:id="list38481321" text:style-name="WW8Num3">
        <text:list-item>
          <text:p text:style-name="P17"><text:a xlink:type="simple" xlink:href="http://www.oracle.com/technetwork/java/javase/downloads/jre7-downloads-1880261.html"><text:span text:style-name="Internet_20_link"><text:span text:style-name="T7">Java</text:span></text:span></text:a><text:a xlink:type="simple" xlink:href="http://www.oracle.com/technetwork/java/javase/downloads/jre7-downloads-1880261.html"><text:span text:style-name="Internet_20_link"><text:span text:style-name="T7"> </text:span></text:span></text:a><text:a xlink:type="simple" xlink:href="http://www.oracle.com/technetwork/java/javase/downloads/jre7-downloads-1880261.html"><text:span text:style-name="Internet_20_link"><text:span text:style-name="T7">Runtime</text:span></text:span></text:a><text:a xlink:type="simple" xlink:href="http://www.oracle.com/technetwork/java/javase/downloads/jre7-downloads-1880261.html"><text:span text:style-name="Internet_20_link"><text:span text:style-name="T7"> </text:span></text:span></text:a><text:a xlink:type="simple" xlink:href="http://www.oracle.com/technetwork/java/javase/downloads/jre7-downloads-1880261.html"><text:span text:style-name="Internet_20_link"><text:span text:style-name="T7">Environment</text:span></text:span></text:a></text:p>
        </text:list-item>
        <text:list-item>
          <text:p text:style-name="P18">Ruby 1.9.3 or earlier on your computer. Sencha Cmd does not work with Ruby 2.0</text:p>
        </text:list-item>
        <text:list-item>
          <text:p text:style-name="P17"><text:span text:style-name="T6">Ruby 1.9.3</text:span><text:a xlink:type="simple" xlink:href="http://docs.sencha.com/touch/2.2.1/#!/guide/command"><text:span text:style-name="Internet_20_link">http</text:span></text:a><text:a xlink:type="simple" xlink:href="http://docs.sencha.com/touch/2.2.1/#!/guide/command"><text:span text:style-name="Internet_20_link">://</text:span></text:a><text:a xlink:type="simple" xlink:href="http://docs.sencha.com/touch/2.2.1/#!/guide/command"><text:span text:style-name="Internet_20_link">docs</text:span></text:a><text:a xlink:type="simple" xlink:href="http://docs.sencha.com/touch/2.2.1/#!/guide/command"><text:span text:style-name="Internet_20_link">.</text:span></text:a><text:a xlink:type="simple" xlink:href="http://docs.sencha.com/touch/2.2.1/#!/guide/command"><text:span text:style-name="Internet_20_link">sencha</text:span></text:a><text:a xlink:type="simple" xlink:href="http://docs.sencha.com/touch/2.2.1/#!/guide/command"><text:span text:style-name="Internet_20_link">.</text:span></text:a><text:a xlink:type="simple" xlink:href="http://docs.sencha.com/touch/2.2.1/#!/guide/command"><text:span text:style-name="Internet_20_link">com</text:span></text:a><text:a xlink:type="simple" xlink:href="http://docs.sencha.com/touch/2.2.1/#!/guide/command"><text:span text:style-name="Internet_20_link">/</text:span></text:a><text:a xlink:type="simple" xlink:href="http://docs.sencha.com/touch/2.2.1/#!/guide/command"><text:span text:style-name="Internet_20_link">touch</text:span></text:a><text:a xlink:type="simple" xlink:href="http://docs.sencha.com/touch/2.2.1/#!/guide/command"><text:span text:style-name="Internet_20_link">/2.2.1/#!/</text:span></text:a><text:a xlink:type="simple" xlink:href="http://docs.sencha.com/touch/2.2.1/#!/guide/command"><text:span text:style-name="Internet_20_link">guide</text:span></text:a><text:a xlink:type="simple" xlink:href="http://docs.sencha.com/touch/2.2.1/#!/guide/command"><text:span text:style-name="Internet_20_link">/</text:span></text:a><text:a xlink:type="simple" xlink:href="http://docs.sencha.com/touch/2.2.1/#!/guide/command"><text:span text:style-name="Internet_20_link">command</text:span></text:a></text:p>
        </text:list-item>
      </text:list>
      <text:list xml:id="list38493926" text:continue-list="list38482593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20" text:outline-level="2"><text:bookmark-start text:name="h.z2dq6m6aluxo"/>Compilation<text:bookmark-end text:name="h.z2dq6m6aluxo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"/>
          </table:table-cell>
          <table:table-cell table:style-name="Tableau4.B1" office:value-type="string">
            <text:p text:style-name="P3"><text:span text:style-name="T4">C</text:span><text:span text:style-name="T4">:\Users\Chris\Documents\GitHub\opendata\VivreANantes&gt;sencha app build testing</text:span></text:p>
            <text:p text:style-name="P2"><text:span text:style-name="T4">Sencha</text:span><text:span text:style-name="T4"> Cmd v3.0.2.288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-properties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-sencha-comman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:</text:span></text:p>
            <text:p text:style-name="P2"><text:span text:style-name="T4">[</text:span><text:span text:style-name="T4">INF]</text:span></text:p>
            <text:p text:style-name="P5">…</text:p>
            <text:p text:style-name="P2"><text:span text:style-name="T4">[</text:span><text:span text:style-name="T4">INF] <text:s text:c="10"/>building application</text:span></text:p>
            <text:p text:style-name="P2"><text:span text:style-name="T4">[</text:span><text:span text:style-name="T4">INF] <text:s text:c="10"/>Deploying your application to C:\Users\Chris\Documents\GitHub\opendata\VivreANantes\build\VivreANantes\testing</text:span></text:p>
            <text:p text:style-name="P2"><text:span text:style-name="T4">[</text:span><text:span text:style-name="T4">INF] <text:s text:c="10"/>Copied C:\Users\Chris\Documents\GitHub\opendata\VivreANantes\.\app.js to C:\Users\Chris\Documents\GitHub\opendata\VivreANante</text:span></text:p>
            <text:p text:style-name="P2"><text:span text:style-name="T4">[</text:span><text:span text:style-name="T4">INF] <text:s text:c="10"/>Copied C:\Users\Chris\Documents\GitHub\opendata\VivreANantes\.\resources\css\app.css to C:\Users\Chris\Documents\GitHub\opend</text:span></text:p>
            <text:p text:style-name="P2"><text:span text:style-name="T4">[</text:span><text:span text:style-name="T4">INF] <text:s text:c="10"/>Copied C:\Users\Chris\Documents\GitHub\opendata\VivreANantes\.\resources\images</text:span></text:p>
            <text:p text:style-name="P2"><text:span text:style-name="T4">[</text:span><text:span text:style-name="T4">INF] <text:s text:c="10"/>Copied C:\Users\Chris\Documents\GitHub\opendata\VivreANantes\.\resources\icons</text:span></text:p>
            <text:p text:style-name="P2"><text:span text:style-name="T4">[</text:span><text:span text:style-name="T4">INF] <text:s text:c="10"/>Copied C:\Users\Chris\Documents\GitHub\opendata\VivreANantes\.\resources\loading</text:span></text:p>
            <text:p text:style-name="P2"><text:span text:style-name="T4">[</text:span><text:span text:style-name="T4">INF] <text:s text:c="10"/>Copied C:\Users\Chris\Documents\GitHub\opendata\VivreANantes\.\data</text:span></text:p>
            <text:p text:style-name="P2"><text:span text:style-name="T4">[</text:span><text:span text:style-name="T4">INF] <text:s text:c="10"/>Copied C:\Users\Chris\Documents\GitHub\opendata\VivreANantes\.\lib</text:span></text:p>
            <text:p text:style-name="P2"><text:span text:style-name="T4">[</text:span><text:span text:style-name="T4">INF] <text:s text:c="10"/>Copied C:\Users\Chris\Documents\GitHub\opendata\VivreANantes\.\resources\css</text:span></text:p>
            <text:p text:style-name="P2"><text:span text:style-name="T4">[</text:span><text:span text:style-name="T4">INF] <text:s text:c="10"/>Resolving your application dependencies (file:///C:/Users/Chris/Documents/GitHub/opendata/VivreANantes/./index.html)</text:span></text:p>
            <text:p text:style-name="P2"><text:span text:style-name="T4">[</text:span><text:span text:style-name="T4">INF] <text:s text:c="10"/>Compiling app.js and dependencies</text:span></text:p>
            <text:p text:style-name="P2"><text:span text:style-name="T4">[</text:span><text:span text:style-name="T4">INF] <text:s text:c="10"/>Processing classPath entry : C:\Users\Chris\Documents\GitHub\opendata\VivreANantes\sencha-compile-temp-dir</text:span></text:p>
            <text:p text:style-name="P2"><text:span text:style-name="T4">[</text:span><text:span text:style-name="T4">INF] <text:s text:c="10"/>Processing classPath entry : C:\Users\Chris\Documents\GitHub\opendata\VivreANantes\touch\src</text:span></text:p>
            <text:p text:style-name="P2"><text:span text:style-name="T4">[</text:span><text:span text:style-name="T4">INF] <text:s text:c="10"/>Processing classPath entry : C:\Users\Chris\Documents\GitHub\opendata\VivreANantes\app.js</text:span></text:p>
            <text:p text:style-name="P2"><text:span text:style-name="T4">[</text:span><text:span text:style-name="T4">INF] <text:s text:c="10"/>Processing classPath entry : C:\Users\Chris\Documents\GitHub\opendata\VivreANantes\app</text:span></text:p>
            <text:p text:style-name="P2"><text:span text:style-name="T4">[</text:span><text:span text:style-name="T4">INF] <text:s text:c="10"/>Processing class inheritance graph</text:span></text:p>
            <text:p text:style-name="P2"><text:span text:style-name="T4">[</text:span><text:span text:style-name="T4">INF] <text:s text:c="10"/>Processing instantiation refereces to classes and aliases</text:span></text:p>
            <text:p text:style-name="P2"><text:span text:style-name="T4">[</text:span><text:span text:style-name="T4">INF] <text:s text:c="10"/>Processing source dependencies</text:span></text:p>
            <text:p text:style-name="P2"><text:span text:style-name="T4">[</text:span><text:span text:style-name="T4">INF] <text:s text:c="10"/>Concatenating output to file C:\Users\Chris\Documents\GitHub\opendata\VivreANantes\build\VivreANantes\testing\app.js</text:span></text:p>
            <text:p text:style-name="P2"><text:span text:style-name="T4">[</text:span><text:span text:style-name="T4">INF] <text:s text:c="10"/>Completed compilation.</text:span></text:p>
            <text:p text:style-name="P2"><text:span text:style-name="T4">[</text:span><text:span text:style-name="T4">INF] <text:s text:c="10"/>Processed remote file touch/sencha-touch.js</text:span></text:p>
            <text:p text:style-name="P2"><text:span text:style-name="T4">[</text:span><text:span text:style-name="T4">INF] <text:s text:c="10"/>Processed local file app.js</text:span></text:p>
            <text:p text:style-name="P2"><text:span text:style-name="T4">[</text:span><text:span text:style-name="T4">INF] <text:s text:c="10"/>Generated app.json</text:span></text:p>
            <text:p text:style-name="P2"><text:span text:style-name="T4">[</text:span><text:span text:style-name="T4">INF] <text:s text:c="10"/>Embedded microloader into index.html</text:span></text:p>
            <text:p text:style-name="P2"><text:span text:style-name="T4">[</text:span><text:span text:style-name="T4">INF] <text:s text:c="10"/>Successfully deployed your application to C:\Users\Chris\Documents\GitHub\opendata\VivreANantes\build\VivreANantes\testing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after-page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run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build:</text:span></text:p>
            <text:p text:style-name="P2"><text:soft-page-break/><text:span text:style-name="T4">[</text:span><text:span text:style-name="T4">INF]</text:span></text:p>
            <text:p text:style-name="P2"><text:span text:style-name="T4">[</text:span><text:span text:style-name="T4">INF] <text:s text:c="10"/>-after-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after-app-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app-build:</text:span></text:p>
            <text:p text:style-name="P5"/>
          </table:table-cell>
        </table:table-row>
      </table:table>
      <text:p text:style-name="P1"/>
      <text:p text:style-name="P11">Config Wamp</text:p>
      <text:p text:style-name="P11">Alias /testing/ "C:/Users/Chris/Documents/GitHub/opendata/VivreANantes/build/VivreANantes/testing/" </text:p>
      <text:p text:style-name="P11"/>
      <text:p text:style-name="P11">&lt;Directory "C:/Users/Chris/Documents/GitHub/opendata/VivreANantes/build/VivreANantes/testing/"&gt;</text:p>
      <text:p text:style-name="P11"><text:s text:c="4"/>Options Indexes FollowSymLinks MultiViews</text:p>
      <text:p text:style-name="P11"><text:s text:c="4"/>AllowOverride all</text:p>
      <text:p text:style-name="P11"><text:s text:c="4"/>Require all granted</text:p>
      <text:p text:style-name="P11">&lt;/Directory&gt;</text:p>
      <text:list xml:id="list38505232" text:continue-numbering="true" text:style-name="WW8Num2">
        <text:list-item>
          <text:list>
            <text:list-item>
              <text:h text:style-name="P21" text:outline-level="2">Bonnes pratiques SenchaTouch 2</text:h>
            </text:list-item>
          </text:list>
        </text:list-item>
      </text:list>
      <text:p text:style-name="P13">Traitement réalisé lorsque le store est chargé</text:p>
      <text:p text:style-name="P12"><text:span text:style-name="Source_20_Text"><text:span text:style-name="T8">Ext.getStore('MyStore').on('load', function (store, records, successful, operation, eOpts) { <text:s text:c="8"/></text:span></text:span></text:p>
      <text:p text:style-name="P9"><text:span text:style-name="Source_20_Text"><text:span text:style-name="T9"><text:s text:c="4"/></text:span></text:span><text:span text:style-name="Source_20_Text"><text:span text:style-name="T8">for (var i = 0; i &lt; records.length; i++) {</text:span></text:span></text:p>
      <text:p text:style-name="P9"><text:span text:style-name="Source_20_Text"><text:span text:style-name="T9"><text:s text:c="8"/></text:span></text:span><text:span text:style-name="Source_20_Text"><text:span text:style-name="T8">var e = records[i];</text:span></text:span></text:p>
      <text:p text:style-name="P9"><text:span text:style-name="Source_20_Text"><text:span text:style-name="T9"><text:s text:c="8"/></text:span></text:span><text:span text:style-name="Source_20_Text"><text:span text:style-name="T8">e.data.myField = "constantPrefix" + e.data.myField;</text:span></text:span></text:p>
      <text:p text:style-name="P9"><text:span text:style-name="Source_20_Text"><text:span text:style-name="T9"><text:s text:c="4"/></text:span></text:span><text:span text:style-name="Source_20_Text"><text:span text:style-name="T8">}</text:span></text:span></text:p>
      <text:p text:style-name="P9"><text:span text:style-name="Source_20_Text"><text:span text:style-name="T8">});</text:span></text:span></text:p>
      <text:h text:style-name="P19" text:outline-level="1"><text:bookmark-start text:name="deploy-section-publishing-packaging-and-"/>Publishing, Packaging, and Simulating a Project<text:bookmark-end text:name="deploy-section-publishing-packaging-and-"/></text:h>
      <text:p text:style-name="P13"><text:a xlink:type="simple" xlink:href="http://docs.sencha.com/architect/2/#!/guide/deploy"><text:span text:style-name="Internet_20_link">http://docs.sencha.com/architect/2/#!/guide/deploy</text:span></text:a> </text:p>
      <text:h text:style-name="P22" text:outline-level="2"><text:bookmark-start text:name="deploy-section-creating-a-certificate"/>Creating a Certificate<text:bookmark-end text:name="deploy-section-creating-a-certificate"/></text:h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5"/>
          </table:table-cell>
        </table:table-row>
        <table:table-row table:style-name="Tableau5.1">
          <table:table-cell table:style-name="Tableau5.A2" office:value-type="string">
            <text:p text:style-name="P15">C:\Users\Chris\Documents\GitHub\opendata\VivreANantes&gt;keytool -genkey -v -keystore my-release-key.keystore -alias Christian -keyalg RSA -keysize 2048 -validity 10000</text:p>
            <text:p text:style-name="P14">Tapez le mot de passe du Keystore :</text:p>
            <text:p text:style-name="P14">Ressaisissez le nouveau mot de passe :</text:p>
            <text:p text:style-name="P14">Quels sont vos prÚnom et nom ?</text:p>
            <text:p text:style-name="P14"><text:s text:c="2"/>[Unknown] : <text:s/>Christian Renoulin</text:p>
            <text:p text:style-name="P14">Quel est le nom de votre unitÚ organisationnelle ?</text:p>
            <text:p text:style-name="P14"><text:soft-page-break/><text:s text:c="2"/>[Unknown] : <text:s/>MieuxVivreANantes</text:p>
            <text:p text:style-name="P14">Quelle est le nom de votre organisation ?</text:p>
            <text:p text:style-name="P14"><text:s text:c="2"/>[Unknown] : <text:s/>MieuxTrierANantes</text:p>
            <text:p text:style-name="P14">Quel est le nom de votre ville de rÚsidence ?</text:p>
            <text:p text:style-name="P14"><text:s text:c="2"/>[Unknown] : <text:s/>Nort-Sur-Erdre</text:p>
            <text:p text:style-name="P14">Quel est le nom de votre Útat ou province ?</text:p>
            <text:p text:style-name="P14"><text:s text:c="2"/>[Unknown] : <text:s/>France</text:p>
            <text:p text:style-name="P14">Quel est le code de pays Ó deux lettres pour cette unitÚ ?</text:p>
            <text:p text:style-name="P14"><text:s text:c="2"/>[Unknown] : <text:s/>FR</text:p>
            <text:p text:style-name="P14">Est-ce CN=Christian Renoulin, OU=MieuxVivreANantes, O=MieuxTrierANantes, L=Nort-Sur-Erdre, ST=France, C=FR ?</text:p>
            <text:p text:style-name="P14"><text:s text:c="2"/>[non] :</text:p>
            <text:p text:style-name="P14">Quels sont vos prÚnom et nom ?</text:p>
            <text:p text:style-name="P14"><text:s text:c="2"/>[Christian Renoulin] :</text:p>
            <text:p text:style-name="P14">Quel est le nom de votre unitÚ organisationnelle ?</text:p>
            <text:p text:style-name="P14"><text:s text:c="2"/>[MieuxVivreANantes] :</text:p>
            <text:p text:style-name="P14">Quelle est le nom de votre organisation ?</text:p>
            <text:p text:style-name="P14"><text:s text:c="2"/>[MieuxTrierANantes] :</text:p>
            <text:p text:style-name="P14">Quel est le nom de votre ville de rÚsidence ?</text:p>
            <text:p text:style-name="P14"><text:s text:c="2"/>[Nort-Sur-Erdre] :</text:p>
            <text:p text:style-name="P14">Quel est le nom de votre Útat ou province ?</text:p>
            <text:p text:style-name="P14"><text:s text:c="2"/>[France] : <text:s/>Pays-De-La-Loire</text:p>
            <text:p text:style-name="P14">Quel est le code de pays Ó deux lettres pour cette unitÚ ?</text:p>
            <text:p text:style-name="P14"><text:s text:c="2"/>[FR] :</text:p>
            <text:p text:style-name="P14">Est-ce CN=Christian Renoulin, OU=MieuxVivreANantes, O=MieuxTrierANantes, L=Nort-Sur-Erdre, ST=Pays-De-La-Loire, C=FR ?</text:p>
            <text:p text:style-name="P14"><text:s text:c="2"/>[non] : <text:s/>oui</text:p>
            <text:p text:style-name="P14"/>
            <text:p text:style-name="P14">GÚnÚration d'une paire de clÚs RSA de 2á048 bits et d'un certificat autosignÚ (SHA1withRSA) d'une validitÚ de 10á000 jours</text:p>
            <text:p text:style-name="P14"><text:s text:c="8"/>pour : CN=Christian Renoulin, OU=MieuxVivreANantes, O=MieuxTrierANantes, L=Nort-Sur-Erdre, ST=Pays-De-La-Loire, C=FR</text:p>
            <text:p text:style-name="P14">SpÚcifiez le mot de passe de la clÚ pour &lt;Christian&gt;</text:p>
            <text:p text:style-name="P14"><text:s text:c="8"/>(appuyez sur EntrÚe s'il s'agit du mot de passe du Keystore) :</text:p>
            <text:p text:style-name="P14">Ressaisissez le nouveau mot de passe :</text:p>
            <text:p text:style-name="P14">[Stockage de my-release-key.keystore]</text:p>
          </table:table-cell>
        </table:table-row>
      </table:table>
      <text:p text:style-name="P12"/>
      <text:p text:style-name="P13"><text:a xlink:type="simple" xlink:href="http://docs.sencha.com/touch/2.1.1/#!/guide/native_packaging">http://docs.sencha.com/touch/2.1.1/#!/guide/native_packaging</text:a> </text:p>
      <text:p text:style-name="P13"><text:a xlink:type="simple" xlink:href="http://stackoverflow.com/questions/10930430/how-to-run-sencha-app-on-android-emulator"><text:span text:style-name="Internet_20_link">http://stackoverflow.com/questions/10930430/how-to-run-sencha-app-on-android-emulator</text:span></text:a> </text:p>
      <text:p text:style-name="P1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C:\Users\Chris\Documents\GitHub\opendata\VivreANantes&gt;sencha app package generate configTemplate.json</text:p>
            <text:p text:style-name="Table_20_Contents">Sencha Cmd v3.0.2.288</text:p>
          </table:table-cell>
        </table:table-row>
      </table:table>
      <text:p text:style-name="P13">sencha app build testing</text:p>
      <text:p text:style-name="P13">sencha app build production</text:p>
      <text:p text:style-name="P13"><text:soft-page-break/><text:a xlink:type="simple" xlink:href="http://www.abdus.me/random-technology-posts/create-ipa-in-sencha-touch-a-guide-to-sencha-touch-native-packaging-ios/">http://www.abdus.me/random-technology-posts/create-ipa-in-sencha-touch-a-guide-to-sencha-touch-native-packaging-ios/</text:a> </text:p>
      <text:p text:style-name="P13">sencha app <text:s/>package run packager.json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C:\Users\Chris\Documents\GitHub\opendata\VivreANantes&gt;sencha app package run packager.json</text:p>
            <text:p text:style-name="Table_20_Contents">Sencha Cmd v3.0.2.288</text:p>
            <text:p text:style-name="Table_20_Contents">[ERR]</text:p>
            <text:p text:style-name="Table_20_Contents">Error: Project folder 'C:\Users\Chris\Documents\GitHub\opendata\build' is not empty. Please consider using 'android.bat update' instead.</text:p>
            <text:p text:style-name="Table_20_Contents">Created directory C:\Users\Chris\Documents\GitHub\opendata\build\src\com\mycompany\myAppID</text:p>
            <text:p text:style-name="Table_20_Contents">Added file C:\Users\Chris\Documents\GitHub\opendata\build\src\com\mycompany\myAppID\STActivity.java</text:p>
            <text:p text:style-name="Table_20_Contents">Created directory C:\Users\Chris\Documents\GitHub\opendata\build\res</text:p>
            <text:p text:style-name="Table_20_Contents">Created directory C:\Users\Chris\Documents\GitHub\opendata\build\bin</text:p>
            <text:p text:style-name="Table_20_Contents">Created directory C:\Users\Chris\Documents\GitHub\opendata\build\libs</text:p>
            <text:p text:style-name="Table_20_Contents">Created directory C:\Users\Chris\Documents\GitHub\opendata\build\res\values</text:p>
            <text:p text:style-name="Table_20_Contents">Added file C:\Users\Chris\Documents\GitHub\opendata\build\res\values\strings.xml</text:p>
            <text:p text:style-name="Table_20_Contents">Created directory C:\Users\Chris\Documents\GitHub\opendata\build\res\layout</text:p>
            <text:p text:style-name="Table_20_Contents">Added file C:\Users\Chris\Documents\GitHub\opendata\build\res\layout\main.xml</text:p>
            <text:p text:style-name="Table_20_Contents">Added file C:\Users\Chris\Documents\GitHub\opendata\build\AndroidManifest.xml</text:p>
            <text:p text:style-name="Table_20_Contents">Added file C:\Users\Chris\Documents\GitHub\opendata\build\build.xml</text:p>
            <text:p text:style-name="Table_20_Contents">Added file C:\Users\Chris\Documents\GitHub\opendata\build\proguard-project.txt</text:p>
            <text:p text:style-name="Table_20_Contents">Buildfile: C:\Users\Chris\Documents\GitHub\opendata\build\build.xml</text:p>
            <text:p text:style-name="Table_20_Contents"/>
            <text:p text:style-name="Table_20_Contents">-set-mode-check:</text:p>
            <text:p text:style-name="Table_20_Contents"/>
            <text:p text:style-name="Table_20_Contents">-set-debug-files:</text:p>
            <text:p text:style-name="Table_20_Contents"/>
            <text:p text:style-name="Table_20_Contents">-check-env:</text:p>
            <text:p text:style-name="Table_20_Contents"><text:s/>[checkenv] Android SDK Tools Revision 22.0.1</text:p>
            <text:p text:style-name="Table_20_Contents"><text:s/>[checkenv] Installed at F:\dev\android-sdk\sdk</text:p>
            <text:p text:style-name="Table_20_Contents"/>
            <text:p text:style-name="Table_20_Contents">-setup:</text:p>
            <text:p text:style-name="Table_20_Contents"><text:s text:c="5"/>[echo] Project Name: MieuxtrieraNantes</text:p>
            <text:p text:style-name="Table_20_Contents"><text:s text:c="2"/>[gettype] Project Type: Application</text:p>
            <text:p text:style-name="Table_20_Contents"/>
            <text:p text:style-name="Table_20_Contents">-set-debug-mode:</text:p>
            <text:p text:style-name="Table_20_Contents"/>
            <text:p text:style-name="Table_20_Contents">-debug-obfuscation-check:</text:p>
            <text:p text:style-name="Table_20_Contents"><text:soft-page-break/></text:p>
            <text:p text:style-name="Table_20_Contents">-pre-build:</text:p>
            <text:p text:style-name="Table_20_Contents"/>
            <text:p text:style-name="Table_20_Contents">-build-setup:</text:p>
            <text:p text:style-name="Table_20_Contents">[getbuildtools] Using latest Build Tools: 17.0.0</text:p>
            <text:p text:style-name="Table_20_Contents"><text:s text:c="5"/>[echo] Resolving Build Target for MieuxtrieraNantes...</text:p>
            <text:p text:style-name="Table_20_Contents">[gettarget] Project Target: <text:s text:c="2"/>Android 2.3.3</text:p>
            <text:p text:style-name="Table_20_Contents">[gettarget] API level: <text:s text:c="7"/>10</text:p>
            <text:p text:style-name="Table_20_Contents"><text:s text:c="5"/>[echo] ----------</text:p>
            <text:p text:style-name="Table_20_Contents"><text:s text:c="5"/>[echo] Creating output directories if needed...</text:p>
            <text:p text:style-name="Table_20_Contents"><text:s text:c="4"/>[mkdir] Created dir: C:\Users\Chris\Documents\GitHub\opendata\build\bin\res</text:p>
            <text:p text:style-name="Table_20_Contents"><text:s text:c="4"/>[mkdir] Created dir: C:\Users\Chris\Documents\GitHub\opendata\build\gen</text:p>
            <text:p text:style-name="Table_20_Contents"><text:s text:c="4"/>[mkdir] Created dir: C:\Users\Chris\Documents\GitHub\opendata\build\bin\classes</text:p>
            <text:p text:style-name="Table_20_Contents"><text:s text:c="4"/>[mkdir] Created dir: C:\Users\Chris\Documents\GitHub\opendata\build\bin\dexedLibs</text:p>
            <text:p text:style-name="Table_20_Contents"><text:s text:c="5"/>[echo] ----------</text:p>
            <text:p text:style-name="Table_20_Contents"><text:s text:c="5"/>[echo] Resolving Dependencies for MieuxtrieraNantes...</text:p>
            <text:p text:style-name="Table_20_Contents">[dependency] Library dependencies:</text:p>
            <text:p text:style-name="Table_20_Contents">[dependency] No Libraries</text:p>
            <text:p text:style-name="Table_20_Contents">[dependency]</text:p>
            <text:p text:style-name="Table_20_Contents">[dependency] ------------------</text:p>
            <text:p text:style-name="Table_20_Contents">[dependency] API&lt;=15: Adding annotations.jar to the classpath.</text:p>
            <text:p text:style-name="Table_20_Contents"><text:s text:c="5"/>[echo] ----------</text:p>
            <text:p text:style-name="Table_20_Contents"><text:s text:c="5"/>[echo] Building Libraries with 'debug'...</text:p>
            <text:p text:style-name="Table_20_Contents"><text:s text:c="3"/>[subant] No sub-builds to iterate on</text:p>
            <text:p text:style-name="Table_20_Contents"/>
            <text:p text:style-name="Table_20_Contents">-code-gen:</text:p>
            <text:p text:style-name="Table_20_Contents">[mergemanifest] Merging AndroidManifest files into one.</text:p>
            <text:p text:style-name="Table_20_Contents">[mergemanifest] Manifest merger disabled. Using project manifest only.</text:p>
            <text:p text:style-name="Table_20_Contents"><text:s text:c="5"/>[echo] Handling aidl files...</text:p>
            <text:p text:style-name="Table_20_Contents"><text:s text:c="5"/>[aidl] No AIDL files to compile.</text:p>
            <text:p text:style-name="Table_20_Contents"><text:s text:c="5"/>[echo] ----------</text:p>
            <text:p text:style-name="Table_20_Contents"><text:s text:c="5"/>[echo] Handling RenderScript files...</text:p>
            <text:p text:style-name="Table_20_Contents">[renderscript] No RenderScript files to compile.</text:p>
            <text:p text:style-name="Table_20_Contents"><text:s text:c="5"/>[echo] ----------</text:p>
            <text:p text:style-name="Table_20_Contents"><text:s text:c="5"/>[echo] Handling Resources...</text:p>
            <text:p text:style-name="Table_20_Contents"><text:s text:c="5"/>[aapt] Generating resource IDs...</text:p>
            <text:p text:style-name="Table_20_Contents"><text:s text:c="5"/>[echo] ----------</text:p>
            <text:p text:style-name="Table_20_Contents"><text:s text:c="5"/>[echo] Handling BuildConfig class...</text:p>
            <text:p text:style-name="Table_20_Contents">[buildconfig] Generating BuildConfig class.</text:p>
            <text:p text:style-name="Table_20_Contents"/>
            <text:p text:style-name="Table_20_Contents">-pre-compile:</text:p>
            <text:p text:style-name="Table_20_Contents"/>
            <text:p text:style-name="Table_20_Contents">-compile:</text:p>
            <text:p text:style-name="Table_20_Contents"><text:s text:c="4"/>[javac] Compiling 3 source files to <text:soft-page-break/>C:\Users\Chris\Documents\GitHub\opendata\build\bin\classes</text:p>
            <text:p text:style-name="Table_20_Contents"/>
            <text:p text:style-name="Table_20_Contents">-post-compile:</text:p>
            <text:p text:style-name="Table_20_Contents"/>
            <text:p text:style-name="Table_20_Contents">-obfuscate:</text:p>
            <text:p text:style-name="Table_20_Contents"/>
            <text:p text:style-name="Table_20_Contents">-dex:</text:p>
            <text:p text:style-name="Table_20_Contents"><text:s text:c="6"/>[dex] input: C:\Users\Chris\Documents\GitHub\opendata\build\bin\classes</text:p>
            <text:p text:style-name="Table_20_Contents"><text:s text:c="6"/>[dex] input: F:\dev\android-sdk\sdk\tools\support\annotations.jar</text:p>
            <text:p text:style-name="Table_20_Contents"><text:s text:c="6"/>[dex] input: C:\Users\Chris\Documents\GitHub\opendata\build\libs\nimblekit.jar</text:p>
            <text:p text:style-name="Table_20_Contents"><text:s text:c="6"/>[dex] Pre-Dexing F:\dev\android-sdk\sdk\tools\support\annotations.jar -&gt; annotations-fce879213c7729c71c6c1f25a83277c1.jar</text:p>
            <text:p text:style-name="Table_20_Contents"><text:s text:c="6"/>[dex] Pre-Dexing C:\Users\Chris\Documents\GitHub\opendata\build\libs\nimblekit.jar -&gt; nimblekit-ee03d9b0fc86dc81c3ffc5ecedea96dc.jar</text:p>
            <text:p text:style-name="Table_20_Contents"><text:s text:c="6"/>[dex] Converting compiled files and external libraries into C:\Users\Chris\Documents\GitHub\opendata\build\bin\classes.dex...</text:p>
            <text:p text:style-name="Table_20_Contents"><text:s text:c="7"/>[dx] Merged dex A (7 defs/2,4KiB) with dex B (2 defs/1,1KiB). Result is 9 defs/3,5KiB. Took 0,0s</text:p>
            <text:p text:style-name="Table_20_Contents"><text:s text:c="7"/>[dx] Merged dex A (9 defs/3,5KiB) with dex B (33 defs/47,0KiB). Result is 42 defs/59,7KiB. Took 0,0s</text:p>
            <text:p text:style-name="Table_20_Contents"/>
            <text:p text:style-name="Table_20_Contents">-crunch:</text:p>
            <text:p text:style-name="Table_20_Contents"><text:s text:c="3"/>[crunch] Crunching PNG Files in source dir: C:\Users\Chris\Documents\GitHub\opendata\build\res</text:p>
            <text:p text:style-name="Table_20_Contents"><text:s text:c="3"/>[crunch] To destination dir: C:\Users\Chris\Documents\GitHub\opendata\build\bin\res</text:p>
            <text:p text:style-name="Table_20_Contents"><text:s text:c="3"/>[crunch] Processing image to cache: C:\Users\Chris\Documents\GitHub\opendata\build\res\drawable-hdpi\icon.png =&gt; C:\Users\Chris\Documents\GitHub\opendata\build\bin\res\drawable-hdpi\icon.png</text:p>
            <text:p text:style-name="Table_20_Contents"><text:s text:c="3"/>[crunch] <text:s text:c="2"/>(processed image to cache entry C:\Users\Chris\Documents\GitHub\opendata\build\bin\res\drawable-hdpi\icon.png: 55% size of source)</text:p>
            <text:p text:style-name="Table_20_Contents"><text:s text:c="3"/>[crunch] Processing image to cache: C:\Users\Chris\Documents\GitHub\opendata\build\res\drawable-ldpi\icon.png =&gt; C:\Users\Chris\Documents\GitHub\opendata\build\bin\res\drawable-ldpi\icon.png</text:p>
            <text:p text:style-name="Table_20_Contents"><text:s text:c="3"/>[crunch] <text:s text:c="2"/>(processed image to cache entry C:\Users\Chris\Documents\GitHub\opendata\build\bin\res\drawable-ldpi\icon.png: 0% size of source)</text:p>
            <text:p text:style-name="Table_20_Contents"><text:s text:c="3"/>[crunch] Processing image to cache: C:\Users\Chris\Documents\GitHub\opendata\build\res\drawable-mdpi\icon.png =&gt; C:\Users\Chris\Documents\GitHub\opendata\build\bin\res\drawable-mdpi\icon.png</text:p>
            <text:p text:style-name="Table_20_Contents"><text:s text:c="3"/>[crunch] <text:s text:c="2"/>(processed image to cache entry C:\Users\Chris\Documents\GitHub\opendata\build\bin\res\drawable-mdpi\icon.png: 0% size of source)</text:p>
            <text:p text:style-name="Table_20_Contents"><text:s text:c="3"/>[crunch] Crunched 3 PNG files to update cache</text:p>
            <text:p text:style-name="Table_20_Contents"><text:soft-page-break/></text:p>
            <text:p text:style-name="Table_20_Contents">-package-resources:</text:p>
            <text:p text:style-name="Table_20_Contents"><text:s text:c="5"/>[aapt] Creating full resource package...</text:p>
            <text:p text:style-name="Table_20_Contents"><text:s text:c="5"/>[aapt] <text:s text:c="4"/>(skipping file '.gitignore' due to ANDROID_AAPT_IGNORE pattern '.*')</text:p>
            <text:p text:style-name="Table_20_Contents"><text:s text:c="5"/>[aapt] <text:s text:c="4"/>(skipping file '.project' due to ANDROID_AAPT_IGNORE pattern '.*')</text:p>
            <text:p text:style-name="Table_20_Contents"><text:s text:c="5"/>[aapt] <text:s text:c="4"/>(skipping dir '.sencha' due to ANDROID_AAPT_IGNORE pattern '.*')</text:p>
            <text:p text:style-name="Table_20_Contents"><text:s text:c="5"/>[aapt] <text:s text:c="4"/>(skipping dir '.settings' due to ANDROID_AAPT_IGNORE pattern '.*')</text:p>
            <text:p text:style-name="Table_20_Contents"><text:s text:c="5"/>[aapt] <text:s text:c="4"/>(skipping file '.~lock.manuel_installation_developpement_sencha_touch_2.odt#' due to ANDROID_AAPT_IGNORE pattern '.*')</text:p>
            <text:p text:style-name="Table_20_Contents"><text:s text:c="5"/>[aapt] <text:s text:c="4"/>(skipping dir '.sass-cache' due to ANDROID_AAPT_IGNORE pattern '.*')</text:p>
            <text:p text:style-name="Table_20_Contents"><text:s text:c="5"/>[aapt] C:\Users\Chris\Documents\GitHub\opendata\build\assets\doc\Mieux trier Ó Nantes - DonnÚes sur la gestion des dÚchets Ó Nantes.ods: error: Invalid filename. <text:s/>Unable to add.</text:p>
            <text:p text:style-name="Table_20_Contents"/>
            <text:p text:style-name="Table_20_Contents">BUILD FAILED</text:p>
            <text:p text:style-name="Table_20_Contents">F:\dev\android-sdk\sdk\tools\ant\build.xml:925: The following error occurred while executing this line:</text:p>
            <text:p text:style-name="Table_20_Contents">F:\dev\android-sdk\sdk\tools\ant\build.xml:943: null returned: 1</text:p>
            <text:p text:style-name="Table_20_Contents"/>
            <text:p text:style-name="Table_20_Contents">Total time: 8 seconds</text:p>
            <text:p text:style-name="Table_20_Contents">""F:/dev/android-sdk/sdk\tools\android" create project --target android-10 --name MieuxtrieraNantes --activity STActivity --path "../build/\/" --package com.mycompany.myAppID"</text:p>
            <text:p text:style-name="Table_20_Contents">Could not run ant with error: 1</text:p>
            <text:p text:style-name="Table_20_Contents">Failed to package application</text:p>
            <text:p text:style-name="Table_20_Contents"/>
            <text:p text:style-name="Table_20_Contents">[ERR] <text:s text:c="10"/>stbuild exited with non-zero code : 7</text:p>
          </table:table-cell>
        </table:table-row>
      </table:table>
      <text:p text:style-name="P13"><text:a xlink:type="simple" xlink:href="http://benoitpasquier.fr/sencha-touch-framework-html5-pour-application-mobile/">http://benoitpasquier.fr/sencha-touch-framework-html5-pour-application-mobile/</text:a> </text:p>
      <text:p text:style-name="P13"><text:a xlink:type="simple" xlink:href="http://ventusmoso.com/phonegap/sencha-touch-2/setup-sencha-touch-2-1-with-sencha-cmd-for-phonegap-2/">http://ventusmoso.com/phonegap/sencha-touch-2/setup-sencha-touch-2-1-with-sencha-cmd-for-phonegap-2/</text:a> 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4">C:\Users\Chris\Documents\test_sencha_touch&gt;sencha -sdk-path f:\dev\Sencha\touch-2.2.1 <text:s/>generate app <text:s text:c="2"/>WeatherApp WeatherApp</text:p>
            <text:p text:style-name="P14">Sencha Cmd v3.0.2.288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workspace:</text:p>
            <text:p text:style-name="P14">[INF]</text:p>
            <text:p text:style-name="P14">[INF] <text:s text:c="10"/>generate-workspace-impl:</text:p>
            <text:p text:style-name="P14">[INF]</text:p>
            <text:p text:style-name="P14">[INF] <text:s text:c="10"/>-before-copy-framework-to-workspace:</text:p>
            <text:p text:style-name="P14">[INF]</text:p>
            <text:p text:style-name="P14"><text:soft-page-break/>[INF] <text:s text:c="10"/>copy-framework-to-workspace-impl:</text:p>
            <text:p text:style-name="P14">[INF] <text:s text:c="15"/>[copy] Copying 1960 files to C:\Users\Chris\Documents\test_sencha_touch\WeatherApp\touch</text:p>
            <text:p text:style-name="P14">[INF] <text:s text:c="15"/>[copy] Copying 1 file to C:\Users\Chris\Documents\test_sencha_touch\WeatherApp\touch</text:p>
            <text:p text:style-name="P14">[INF] <text:s text:c="15"/>[copy] Copying 1 file to C:\Users\Chris\Documents\test_sencha_touch\WeatherApp\touch</text:p>
            <text:p text:style-name="P14">[INF] <text:s text:c="10"/>[propertyfile] Updating property file: C:\Users\Chris\Documents\test_sencha_touch\WeatherApp\.sencha\workspace\sencha.cfg</text:p>
            <text:p text:style-name="P14">[INF]</text:p>
            <text:p text:style-name="P14">[INF] <text:s text:c="10"/>-after-copy-framework-to-workspace:</text:p>
            <text:p text:style-name="P14">[INF]</text:p>
            <text:p text:style-name="P14">[INF] <text:s text:c="10"/>copy-framework-to-workspace:</text:p>
            <text:p text:style-name="P14">[INF]</text:p>
            <text:p text:style-name="P14">[INF] <text:s text:c="10"/>-after-generate-workspace:</text:p>
            <text:p text:style-name="P14">[INF]</text:p>
            <text:p text:style-name="P14">[INF] <text:s text:c="10"/>generate-workspace: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app:</text:p>
            <text:p text:style-name="P14">[INF]</text:p>
            <text:p text:style-name="P14">[INF] <text:s text:c="10"/>generate-app-impl:</text:p>
            <text:p text:style-name="P14">[INF] <text:s text:c="14"/>[mkdir] Created dir: C:\Users\Chris\Documents\test_sencha_touch\WeatherApp\app\model</text:p>
            <text:p text:style-name="P14">[INF] <text:s text:c="14"/>[mkdir] Created dir: C:\Users\Chris\Documents\test_sencha_touch\WeatherApp\app\controller</text:p>
            <text:p text:style-name="P14">[INF] <text:s text:c="14"/>[mkdir] Created dir: C:\Users\Chris\Documents\test_sencha_touch\WeatherApp\app\store</text:p>
            <text:p text:style-name="P14">[INF] <text:s text:c="14"/>[mkdir] Created dir: C:\Users\Chris\Documents\test_sencha_touch\WeatherApp\app\profile</text:p>
            <text:p text:style-name="P14">[INF] <text:s text:c="14"/>[mkdir] Created dir: F:\dev\Sencha\touch-2.2.1\resources\icons</text:p>
            <text:p text:style-name="P14">[INF] <text:s text:c="10"/>Generating new packager.json file using native packager</text:p>
            <text:p text:style-name="P14">[INF]</text:p>
            <text:p text:style-name="P14">[INF] <text:s text:c="10"/>copy-sdk:</text:p>
            <text:p text:style-name="P14">[INF] <text:s text:c="15"/>[copy] Copying 1 file to C:\Users\Chris\Documents\test_sencha_touch\WeatherApp\resources\css</text:p>
            <text:p text:style-name="P14">[INF] <text:s text:c="10"/>[propertyfile] Updating property file: C:\Users\Chris\Documents\test_sencha_touch\WeatherApp\.sencha\app\sencha.cfg</text:p>
            <text:p text:style-name="P14">[INF]</text:p>
            <text:p text:style-name="P14">[INF] <text:s text:c="10"/>-after-generate-app:</text:p>
            <text:p text:style-name="P14">[INF]</text:p>
            <text:p text:style-name="P14">[INF] <text:s text:c="10"/>generate-app:</text:p>
          </table:table-cell>
        </table:table-row>
      </table:table>
      <text:p text:style-name="P13">Migration vers 2,1,1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4"/>
          </table:table-cell>
        </table:table-row>
        <table:table-row>
          <table:table-cell table:style-name="Tableau9.A2" office:value-type="string">
            <text:p text:style-name="P14">C:\Users\Chris\Documents\GitHub\opendata\VivreANantes&gt;sencha app upgrade f:\dev\Sencha\touch-2.2.1</text:p>
            <text:p text:style-name="P14">Sencha Cmd v3.0.2.288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app-upgrade:</text:p>
            <text:p text:style-name="P14">[INF]</text:p>
            <text:p text:style-name="P14">[INF] <text:s text:c="10"/>app-upgrade-impl:</text:p>
            <text:p text:style-name="P14">[INF] <text:s text:c="10"/>building application</text:p>
            <text:p text:style-name="P14">[INF] <text:s text:c="10"/>Backing up framework files from C:\Users\Chris\Documents\GitHub\opendata\VivreANantes\touch to C:\Users\Chris\Documents\GitHub\opendata\VivreANantes\.sencha_backup\touch\2.1.1.594</text:p>
            <text:p text:style-name="P14">[INF] <text:s text:c="15"/>[move] Moving 1132 files to <text:soft-page-break/>C:\Users\Chris\Documents\GitHub\opendata\VivreANantes\.sencha_backup\touch\2.1.1.594</text:p>
            <text:p text:style-name="P14">[INF] <text:s text:c="10"/>Backing up application files from C:\Users\Chris\Documents\GitHub\opendata\VivreANantes\. to C:\Users\Chris\Documents\GitHub\opendata\VivreANantes\.\.sencha_backup\VivreANantes\2.1.1.594</text:p>
            <text:p text:style-name="P14">[INF] <text:s text:c="15"/>[copy] Copying 2699 files to C:\Users\Chris\Documents\GitHub\opendata\VivreANantes\.\.sencha_backup\VivreANantes\2.1.1.594</text:p>
            <text:p text:style-name="P14">[INF] <text:s text:c="15"/>[copy] Copied 478 empty directories to 352 empty directories under C:\Users\Chris\Documents\GitHub\opendata\VivreANantes\.\.sencha_backup\VivreANantes\2.1.1.594</text:p>
            <text:p text:style-name="P14">[INF] <text:s text:c="10"/>Updating application and workspace files</text:p>
            <text:p text:style-name="P14">[INF] <text:s text:c="10"/>Workspace does not have framework touch, Copying framework to 'C:\Users\Chris\Documents\GitHub\opendata\VivreANantes'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workspace:</text:p>
            <text:p text:style-name="P14">[INF]</text:p>
            <text:p text:style-name="P14">[INF] <text:s text:c="10"/>generate-workspace-impl:</text:p>
            <text:p text:style-name="P14">[INF]</text:p>
            <text:p text:style-name="P14">[INF] <text:s text:c="10"/>-before-copy-framework-to-workspace:</text:p>
            <text:p text:style-name="P14">[INF]</text:p>
            <text:p text:style-name="P14">[INF] <text:s text:c="10"/>copy-framework-to-workspace-impl:</text:p>
            <text:p text:style-name="P14">[INF] <text:s text:c="15"/>[copy] Copying 1960 files to C:\Users\Chris\Documents\GitHub\opendata\VivreANantes\touch</text:p>
            <text:p text:style-name="P14">[INF] <text:s text:c="15"/>[copy] Copied 231 empty directories to 1 empty directory under C:\Users\Chris\Documents\GitHub\opendata\VivreANantes\touch</text:p>
            <text:p text:style-name="P14">[INF] <text:s text:c="15"/>[copy] Copying 1 file to C:\Users\Chris\Documents\GitHub\opendata\VivreANantes\touch</text:p>
            <text:p text:style-name="P14">[INF] <text:s text:c="15"/>[copy] Copying 1 file to C:\Users\Chris\Documents\GitHub\opendata\VivreANantes\touch</text:p>
            <text:p text:style-name="P14">[INF] <text:s text:c="10"/>[propertyfile] Updating property file: C:\Users\Chris\Documents\GitHub\opendata\VivreANantes\.sencha\workspace\sencha.cfg</text:p>
            <text:p text:style-name="P14">[INF]</text:p>
            <text:p text:style-name="P14">[INF] <text:s text:c="10"/>-after-copy-framework-to-workspace:</text:p>
            <text:p text:style-name="P14">[INF]</text:p>
            <text:p text:style-name="P14">[INF] <text:s text:c="10"/>copy-framework-to-workspace:</text:p>
            <text:p text:style-name="P14">[INF]</text:p>
            <text:p text:style-name="P14">[INF] <text:s text:c="10"/>-after-generate-workspace:</text:p>
            <text:p text:style-name="P14">[INF]</text:p>
            <text:p text:style-name="P14">[INF] <text:s text:c="10"/>generate-workspace: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app:</text:p>
            <text:p text:style-name="P14">[INF]</text:p>
            <text:p text:style-name="P14">[INF] <text:s text:c="10"/>generate-app-impl:</text:p>
            <text:p text:style-name="P14">[INF] <text:s text:c="14"/>[mkdir] Created dir: C:\Users\Chris\Documents\GitHub\opendata\VivreANantes\app\profile</text:p>
            <text:p text:style-name="P14">[INF] <text:s text:c="10"/>Generating new packager.json file using native packager</text:p>
            <text:p text:style-name="P14">[INF]</text:p>
            <text:p text:style-name="P14">[INF] <text:s text:c="10"/>copy-sdk:</text:p>
            <text:p text:style-name="P14">[INF] <text:s text:c="10"/>[propertyfile] Updating property file: C:\Users\Chris\Documents\GitHub\opendata\VivreANantes\.sencha\app\sencha.cfg</text:p>
            <text:p text:style-name="P14">[INF]</text:p>
            <text:p text:style-name="P14">[INF] <text:s text:c="10"/>-after-generate-app:</text:p>
            <text:p text:style-name="P14">[INF]</text:p>
            <text:p text:style-name="P14">[INF] <text:s text:c="10"/>generate-app:</text:p>
            <text:p text:style-name="P14">[INF] <text:s text:c="10"/>A backup of pre-upgrade application files is available at C:\Users\Chris\Documents\GitHub\opendata\VivreANantes\.\.sencha_backup\VivreANantes\2.1.1.594</text:p>
            <text:p text:style-name="P14"><text:soft-page-break/>[INF]</text:p>
            <text:p text:style-name="P14">[INF] <text:s text:c="10"/>-after-app-upgrade:</text:p>
            <text:p text:style-name="P14">[INF]</text:p>
            <text:p text:style-name="P14">[INF] <text:s text:c="10"/>app-upgrade:</text:p>
          </table:table-cell>
        </table:table-row>
      </table:table>
      <text:p text:style-name="P13">Installation de Compass</text:p>
      <text:p text:style-name="P13"><text:a xlink:type="simple" xlink:href="http://compass-style.org/install/">http://compass-style.org/install/</text:a> </text:p>
      <text:p text:style-name="P13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Table_20_Contents">C:\Users\Chris\Documents\GitHub\opendata\VivreANantes&gt;gem install compas</text:p>
            <text:p text:style-name="Table_20_Contents">Successfully installed compass-0.12.2</text:p>
            <text:p text:style-name="Table_20_Contents">Parsing documentation for compass-0.12.2</text:p>
            <text:p text:style-name="Table_20_Contents">1 gem installed</text:p>
          </table:table-cell>
        </table:table-row>
        <table:table-row>
          <table:table-cell table:style-name="Tableau10.A2" office:value-type="string">
            <text:p text:style-name="Table_20_Contents">C:\Users\Chris\Documents\GitHub\opendata\VivreANantes&gt;compass install compass</text:p>
            <text:p text:style-name="Table_20_Contents">directory sass/</text:p>
            <text:p text:style-name="Table_20_Contents">directory stylesheets/</text:p>
            <text:p text:style-name="Table_20_Contents"><text:s text:c="3"/>create sass/screen.scss</text:p>
            <text:p text:style-name="Table_20_Contents"><text:s text:c="3"/>create sass/print.scss</text:p>
            <text:p text:style-name="Table_20_Contents"><text:s text:c="3"/>create sass/ie.scss</text:p>
            <text:p text:style-name="Table_20_Contents"><text:s text:c="3"/>create stylesheets/ie.css</text:p>
            <text:p text:style-name="Table_20_Contents"><text:s text:c="3"/>create stylesheets/print.css</text:p>
            <text:p text:style-name="Table_20_Contents"><text:s text:c="3"/>create stylesheets/screen.css</text:p>
            <text:p text:style-name="Table_20_Contents"/>
            <text:p text:style-name="Table_20_Contents">To import your new stylesheets add the following lines of HTML (or equivalent) to your webpage:</text:p>
            <text:p text:style-name="Table_20_Contents">&lt;head&gt;</text:p>
            <text:p text:style-name="Table_20_Contents"><text:s text:c="2"/>&lt;link href="/stylesheets/screen.css" media="screen, projection" rel="stylesheet" type="text/css" /&gt;</text:p>
            <text:p text:style-name="Table_20_Contents"><text:s text:c="2"/>&lt;link href="/stylesheets/print.css" media="print" rel="stylesheet" type="text/css" /&gt;</text:p>
            <text:p text:style-name="Table_20_Contents"><text:s text:c="2"/>&lt;!--[if IE]&gt;</text:p>
            <text:p text:style-name="Table_20_Contents"><text:s text:c="6"/>&lt;link href="/stylesheets/ie.css" media="screen, projection" rel="stylesheet" type="text/css" /&gt;</text:p>
            <text:p text:style-name="Table_20_Contents"><text:s text:c="2"/>&lt;![endif]--&gt;</text:p>
            <text:p text:style-name="Table_20_Contents">&lt;/head&gt;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, Menlo"/>
    <style:font-face style:name="Exo" svg:font-family="Exo, sans-serif"/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Helvetica Neue" svg:font-family="'Helvetica Neue', Helvetica" style:font-family-generic="swiss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fo:break-before="auto" fo:break-after="auto" style:writing-mode="lr-tb"/>
      <style:text-properties fo:color="#000000" style:text-line-through-style="none" style:font-name="Arial" fo:font-size="11pt" fo:language="en" fo:country="US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635cm" fo:margin-bottom="0.141cm" fo:line-height="115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141cm" fo:line-height="115%" fo:text-align="start" style:justify-single-word="false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071cm" fo:line-height="115%" fo:text-align="start" style:justify-single-word="false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88cm" fo:margin-bottom="0.071cm" fo:line-height="115%" fo:text-align="start" style:justify-single-word="false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.071cm" fo:line-height="115%" fo:text-align="start" style:justify-single-word="false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141cm" fo:line-height="115%" fo:text-align="start" style:justify-single-word="false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WW8Num3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-Absatz-Standardschriftart111" style:family="text"/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3z0" style:num-suffix=".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3z0" style:num-suffix="." text:bullet-char="■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Arial"/>
      </text:list-level-style-bullet>
      <text:list-level-style-bullet text:level="4" text:style-name="WW8Num3z0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3z0" style:num-suffix="." text:bullet-char="○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3z0" style:num-suffix="." text:bullet-char="■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  <style:text-properties style:font-name="Arial"/>
      </text:list-level-style-bullet>
      <text:list-level-style-bullet text:level="7" text:style-name="WW8Num3z0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3z0" style:num-suffix="." text:bullet-char="○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3z0" style:num-suffix="." text:bullet-char="■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Christian Renoulin</dc:creator>
    <dc:date>2013-07-09T18:36:31.25</dc:date>
    <meta:editing-cycles>16</meta:editing-cycles>
    <meta:editing-duration>PT3H50M41S</meta:editing-duration>
    <meta:generator>OpenOffice.org/3.3$Win32 OpenOffice.org_project/330m20$Build-9567</meta:generator>
    <meta:document-statistic meta:table-count="10" meta:image-count="0" meta:object-count="0" meta:page-count="11" meta:paragraph-count="409" meta:word-count="1585" meta:character-count="20107"/>
  </office:meta>
</office:document-meta>
</file>